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6.78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draw:auto-grow-height="true"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783cm" svg:x="1.4cm" svg:y="0.837cm" presentation:class="title" presentation:user-transformed="true">
          <draw:text-box>
            <text:p>Odchudzanie projektu<text:line-break/>z moment.j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 mni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ózef Piecyk</text:p>
              </text:list-item>
              <text:list-item>
                <text:p>Frontend developer dla Link Mobility Poland (kiedyś comvision)</text:p>
              </text:list-item>
              <text:list-item>
                <text:p>Tate, psiate</text:p>
              </text:list-item>
              <text:list-item>
                <text:p>Fan suchar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 moment.j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lbrzymia ilość funkcjonalności</text:p>
              </text:list-item>
              <text:list-item>
                <text:p>Świetna dokumentacja</text:p>
              </text:list-item>
              <text:list-item>
                <text:p>Wspierane 123 język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6" draw:layer="layout" svg:width="25.199cm" svg:height="3.506cm" svg:x="1.4cm" svg:y="6.604cm" presentation:class="title" presentation:user-transformed="true">
          <draw:text-box>
            <text:p>Przykładowa aplikacja 1<text:line-break/>moment.j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ment.js - 528k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7" draw:layer="layout" svg:width="25.199cm" svg:height="5.209cm" svg:x="1.4cm" svg:y="5.753cm" presentation:class="title" presentation:user-transformed="true">
          <draw:text-box>
            <text:p>Przykładowa aplikacja 2<text:line-break/>moment.js<text:line-break/>+ context replacement plugi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528kb - moment.js </text:p>
              </text:list-item>
              <text:list-item>
                <text:p>179kb - moment.js z usunięciem język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6" draw:layer="layout" svg:width="25.199cm" svg:height="3.506cm" svg:x="1.4cm" svg:y="6.604cm" presentation:class="title" presentation:user-transformed="true">
          <draw:text-box>
            <text:p>Przykładowa aplikacja 3<text:line-break/>date-fn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528kb - moment.js </text:p>
              </text:list-item>
              <text:list-item>
                <text:p>179kb - moment.js z usunięciem języków</text:p>
              </text:list-item>
              <text:list-item>
                <text:p>41kb <text:s text:c="2"/>- date-fns (format, subWeeks, p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7" draw:layer="layout" svg:width="25.199cm" svg:height="5.209cm" svg:x="1.4cm" svg:y="5.753cm" presentation:class="title" presentation:user-transformed="true">
          <draw:text-box>
            <text:p>Przykładowa aplikacja 4<text:line-break/>date-fns<text:line-break/>+ locale dynamic imp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528kb - moment.js </text:p>
              </text:list-item>
              <text:list-item>
                <text:p>179kb - moment.js z usunięciem języków</text:p>
              </text:list-item>
              <text:list-item>
                <text:p>41kb <text:s text:c="2"/>- date-fns (format, subWeeks, pl)</text:p>
              </text:list-item>
              <text:list-item>
                <text:p>41k + 3-7kb per język – date-fns + dynamic import</text:p>
                <text:p/>
              </text:list-item>
              <text:list-item>
                <text:p>171kb – wszystkie funkcje z date-f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iedy nie warto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lbrzymia ilość kodu polegającego na moment.js</text:p>
              </text:list-item>
              <text:list-item>
                <text:p>Większe oszczędności z innymi bibliotekami</text:p>
              </text:list-item>
              <text:list-item>
                <text:p>Ładowany cały lodash</text:p>
              </text:list-item>
              <text:list-item>
                <text:p>Używany tylko po stronie serw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6" draw:layer="layout" svg:width="25.199cm" svg:height="3.506cm" svg:x="1.4cm" svg:y="6.604cm" presentation:class="title" presentation:user-transformed="true">
          <draw:text-box>
            <text:p>Dziękuję za uwagę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458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458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9:36:26.501162882</meta:creation-date>
    <dc:date>2018-11-13T19:48:38.754701291</dc:date>
    <meta:editing-duration>PT39M49S</meta:editing-duration>
    <meta:editing-cycles>11</meta:editing-cycles>
    <meta:generator>LibreOffice/5.1.6.2$Linux_X86_64 LibreOffice_project/10m0$Build-2</meta:generator>
    <meta:document-statistic meta:object-count="68"/>
  </office:meta>
</office:document-meta>
</file>